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28pt" fo:font-weight="bold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style:text-underline-style="solid" style:text-underline-width="auto" style:text-underline-color="font-color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3"/>
      <text:p text:style-name="P4">Scénario de test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-Login</text:p>
      <text:p text:style-name="Standard"><text:tab/>a)L'utilisateur rentre son <text:span text:style-name="T6">identifiant et un mot de passe incorrect</text:span>. <text:span text:style-name="T3">Résultat </text:span><text:span text:style-name="T5"><text:tab/></text:span><text:span text:style-name="T3">escompté</text:span>s:message d'erreur indiquant que l'identifiant ou le <text:span text:style-name="T6">mot de passe est incorrect.</text:span></text:p>
      <text:p text:style-name="Standard"><text:tab/>b)L'utilisateur rentre un identifiant incorrect. <text:span text:style-name="T3">Résultat escomptés</text:span>:message d'erreur indiquant <text:tab/>que l'identifiant ou le mot de passe est incorrect.</text:p>
      <text:p text:style-name="Standard"><text:tab/>c)L'utilisateur rentre son <text:span text:style-name="T6">identifiant et un mot de passe correct</text:span>. <text:span text:style-name="T9">Résultat escompté :</text:span> <text:tab/>l'utilisateur accède à sa session, avec toutes ses données chargées depuis la sauvegarde <text:tab/>locale.</text:p>
      <text:p text:style-name="Standard"/>
      <text:p text:style-name="P1">-Afficher les contact</text:p>
      <text:p text:style-name="Standard"><text:tab/>a)Le carnet de contact ne <text:span text:style-name="T6">contient aucuns contacts</text:span>. <text:span text:style-name="T3">Résultat escompté </text:span>: Un message indique <text:tab/>qu'il n'y a aucuns contacts.</text:p>
      <text:p text:style-name="Standard"><text:tab/>b)Le carnet de contacts <text:span text:style-name="T6">contient au moins un contact</text:span>. <text:span text:style-name="T3">Résulta escompté :</text:span> Affiche le(s) <text:tab/>contact(s).</text:p>
      <text:p text:style-name="Standard"/>
      <text:p text:style-name="P1">-Afficher les mails</text:p>
      <text:p text:style-name="Standard"><text:tab/>a)La boîte de réception ne <text:span text:style-name="T6">contient aucuns mails</text:span>. <text:span text:style-name="T3">Résultat escompté :</text:span> Un message indique <text:tab/>qu'il n'y a aucuns mails.</text:p>
      <text:p text:style-name="Standard"><text:tab/>b)La boîte de réception <text:span text:style-name="T6">contient au moins un mail</text:span>. <text:span text:style-name="T3">Résulta escompté </text:span>: Affiche le(s) <text:tab/>mail(s).</text:p>
      <text:p text:style-name="Standard"/>
      <text:p text:style-name="P1">-Recevoir un mail</text:p>
      <text:p text:style-name="Standard"><text:span text:style-name="T2"><text:tab/></text:span><text:span text:style-name="T1">En admettant que les deux utilisateurs soient connectés au serveur. Un utilisateur envoie <text:tab/>un mail à l'utilisateur.</text:span><text:span text:style-name="T4"> Résultat escompté :</text:span><text:span text:style-name="T1"> l'utilisateur destinataire <text:tab/>retrouve le mail dans sa <text:tab/>boîte de réception.</text:span></text:p>
      <text:p text:style-name="Standard"><text:span text:style-name="T1"/></text:p>
      <text:p text:style-name="P1">-Ouvrir un mail</text:p>
      <text:p text:style-name="Standard"><text:tab/>L'utilisateur <text:span text:style-name="T6">clique sur un mail</text:span> qui se trouve dans sa boîte de réception. <text:span text:style-name="T3">Résultat escompté :</text:span> <text:tab/>le contenu du mail s'affiche correctement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-Envoyer un mail</text:p>
      <text:p text:style-name="Standard"><text:tab/></text:p>
      <text:p text:style-name="Standard"><text:tab/>a) L'utilisateur va dans rédiger un mail, entre un <text:span text:style-name="T6">nom de contact correct</text:span> dans destinataire. <text:tab/>Puis appuie sur envoyer. <text:span text:style-name="T3">Résultat escompté :</text:span> Un message <text:tab/>confirme que le mail est bien <text:tab/>envoyé, et l'autre utilisateur reçois le mail.</text:p>
      <text:p text:style-name="Standard"><text:tab/>b)L'utilisateur va dans rédiger un mail, entre <text:span text:style-name="T6">plusieurs noms de contact corrects</text:span> dans <text:tab/>destinataire. Puis appuie sur envoyer. Résultat escompté : Un message confirme que le mail <text:tab/>est bien envoyé, et que les autres utilisateurs ont bien reçu le mail.</text:p>
      <text:p text:style-name="Standard"><text:tab/>c) L'utilisateur va dans rédiger un mail, entre <text:span text:style-name="T6">un ou des nom(s) de contact incorrect </text:span>dans <text:tab/>destinataire. <text:tab/>Puis appuie sur envoyer. <text:span text:style-name="T3">Résultat escompté :</text:span> Un message d'erreur <text:s/>qui <text:tab/>indique que le nom de contact, le message n'est pas envoyé.</text:p>
      <text:p text:style-name="Standard"><text:tab/>d) L'utilisateur va dans rédiger un mail, n'entre <text:span text:style-name="T6">aucuns destinataire</text:span>, puis clique sur envoyer. <text:tab/><text:span text:style-name="T3">Résultats escompté :</text:span> un message d'erreur qui indique qu'aucuns destinataire n'est entré.</text:p>
      <text:p text:style-name="Standard"><text:tab/>d) <text:span text:style-name="T6">Le serveur est inaccessible</text:span>, l'utilisateur envoie un message. <text:span text:style-name="T3">Résultat escompté :</text:span> un <text:tab/>message d'erreur, l'utilisateur peut choisir entre annuler le mail, ou enregistré dans un <text:tab/>brouillon.</text:p>
      <text:p text:style-name="Standard"><text:tab/>e) Rédiger un mail <text:span text:style-name="T6">sans contenu</text:span> (mais avec destinataire), puis envoyer. <text:span text:style-name="T3">Résultat escompté :</text:span> <text:tab/>un message d'erreur indiquant que le message doit contenir un contenu.</text:p>
      <text:p text:style-name="Standard"/>
      <text:p text:style-name="P1">-Rédiger un brouillon</text:p>
      <text:p text:style-name="Standard"><text:tab/>a) L'utilisateur va dans <text:span text:style-name="T6">rédiger un brouillon, </text:span><text:span text:style-name="T8">rédige, </text:span><text:s/>et sauvegarde. <text:span text:style-name="T3">Résultat escompté :</text:span> le <text:tab/>brouillon est enregistré dans les brouillons.</text:p>
      <text:p text:style-name="Standard"><text:tab/>b) L'utilisateur va dans rédiger un brouillon, entre un <text:span text:style-name="T6">titre de brouillon déjà existant</text:span> dans la <text:tab/>liste des brouillons et sauvegarde. <text:span text:style-name="T3">Résultat escompté :</text:span> un message d'erreur qui indique que <text:tab/>le nom de brouillon est déjà attribué, l'utilisateur devra annuler la rédaction du brouillon ou <text:tab/>changer le titre du brouillon.</text:p>
      <text:p text:style-name="Standard"><text:tab/>c)L'utilisateur va dans <text:span text:style-name="T8">rédiger un brouillon, et sauvegarde un </text:span><text:span text:style-name="T6">brouillon sans contenu.</text:span><text:span text:style-name="T8"> <text:tab/></text:span><text:span text:style-name="T9">Résultat escompté :</text:span><text:span text:style-name="T8"> un message d'erreur qui indique à l'utilisateur que le brouillon doit <text:tab/>contenir du contenu.</text:span></text:p>
      <text:p text:style-name="Standard"/>
      <text:p text:style-name="P1">-Consulter un brouillon</text:p>
      <text:p text:style-name="Standard"><text:tab/>L'utilisateur va dans la liste des brouillons et choisit le <text:span text:style-name="T6">brouillon à consulter</text:span>. <text:span text:style-name="T3">Résultat </text:span><text:span text:style-name="T5"><text:tab/></text:span><text:span text:style-name="T3">escompté :</text:span> affichage du brouillon.</text:p>
      <text:p text:style-name="Standard"><text:tab/>L'utilisateur va dans la liste des brouillons et choisit le <text:span text:style-name="T8">brouillon à consulter</text:span>. Puis l'<text:span text:style-name="T6">édite</text:span> et le <text:tab/>sauvegarde. <text:span text:style-name="T3">Résultat </text:span><text:span text:style-name="T5"><text:tab/></text:span><text:span text:style-name="T3">escompté :</text:span> brouillon modifié.<text:tab/></text:p>
      <text:p text:style-name="Standard"/>
      <text:p text:style-name="P1">-Supprimer un brouillon</text:p>
      <text:p text:style-name="Standard"><text:tab/>L'utilisateur va dans la liste des brouillons et choisit le <text:span text:style-name="T6">brouillon à supprimer</text:span>, puis le <text:tab/>supprime. <text:span text:style-name="T3">Résultat escompté :</text:span> le brouillon est supprimer de al liste des brouillons.</text:p>
      <text:p text:style-name="Standard"/>
      <text:p text:style-name="P1">-Transfert de brouillon</text:p>
      <text:p text:style-name="Standard"><text:tab/>L'utilisateur utilise un<text:span text:style-name="T6"> brouillon pour envoyer un mail</text:span>(cf « rédiger un mail »).</text:p>
      <text:p text:style-name="Standard"/>
      <text:p text:style-name="P1">-Ajouter un contact</text:p>
      <text:p text:style-name="Standard"><text:tab/>a)L'utilisateur va dans le carnet de contact, et clique sur ajoute un contact,<text:span text:style-name="T6"> remplis les <text:tab/>informations</text:span> sur le nouveau contact. <text:span text:style-name="T3">Résultat escompté :</text:span> le contact s'affiche dans le carnet <text:tab/>de contact.</text:p>
      <text:p text:style-name="Standard"><text:tab/>b)L'utilisateur va dans le carnet de contact, et clique sur ajoute un contact, <text:span text:style-name="T6">ne remplis pas <text:tab/>(toutes) les informations</text:span> sur le nouveau contact. <text:span text:style-name="T3">Résultat escompté :</text:span> un message d'erreur qui <text:tab/>indique que les informations entrées sont incorrects.</text:p>
      <text:p text:style-name="Standard"><text:tab/>c)L'utilisateur va dans le carnet de contact, et clique sur ajoute un contact, entre le <text:span text:style-name="T6">nom d'un <text:tab/>contact déjà existant</text:span>. <text:span text:style-name="T3">Résultat escompté :</text:span> un message d'erreur indiquant que le contact <text:soft-page-break/><text:tab/>existe <text:tab/>déjà.</text:p>
      <text:p text:style-name="Standard"/>
      <text:p text:style-name="P1">-Modifier un contact</text:p>
      <text:p text:style-name="Standard"><text:tab/>a)L'utilisateur va dans le carnet de contact, choisis un contact, et clique sur modifier un <text:tab/>contact, <text:span text:style-name="T6">modifie les informations sur le contact.</text:span> <text:span text:style-name="T3">Résultat escompté : </text:span>les coordonnées du <text:tab/>contact sont modifiées.</text:p>
      <text:p text:style-name="Standard"><text:tab/>b)L'utilisateur va dans le carnet de contact, choisis un contact, et clique sur modifier un <text:tab/>contact<text:span text:style-name="T6">.</text:span> <text:span text:style-name="T3">Résultat escompté </text:span><text:span text:style-name="T5">: visualiser</text:span><text:span text:style-name="T7"> les informations du contact.</text:span></text:p>
      <text:p text:style-name="Standard"><text:span text:style-name="T7"/></text:p>
      <text:p text:style-name="P1">-Supprimer un contact</text:p>
      <text:p text:style-name="Standard"><text:tab/>L'utilisateur va dans le carnet de contact, choisis un contact, et <text:span text:style-name="T6">clique sur supprimer un <text:tab/>contact</text:span>. <text:span text:style-name="T3">Résultat escompté :</text:span> le contact a disparu du carnet de contact.</text:p>
      <text:p text:style-name="Standard"><text:tab/>b) L'utilisateur clique sur supprimer un mail <text:span text:style-name="T6">sans en avoir sélectionné</text:span> un seul. <text:span text:style-name="T3">Résultat </text:span><text:span text:style-name="T5"><text:tab/></text:span><text:span text:style-name="T3">escompté:</text:span> un message d'erreur indiquant qu'aucun mail n'a été sélectionné.</text:p>
      <text:p text:style-name="Standard"/>
      <text:p text:style-name="P1">-Synchronisation des mails</text:p>
      <text:p text:style-name="Standard"><text:tab/>a)Le client <text:span text:style-name="T6">clique sur synchroniser les mail</text:span>. <text:span text:style-name="T3">Résultat escompté :</text:span> les mails sont synchronisé.</text:p>
      <text:p text:style-name="Standard"><text:tab/>b)<text:span text:style-name="T6">Le serveur est inaccessible</text:span>. Le client clique sur synchroniser les mail. <text:span text:style-name="T3">Résultat escompté :</text:span> <text:tab/>Message d'erreur indiquant que le serveur est inaccessibl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flamm Ollivier</meta:initial-creator>
    <meta:creation-date>2012-05-04T22:12:09</meta:creation-date>
    <dc:date>2012-05-06T22:25:48</dc:date>
    <dc:creator>Eflamm Ollivier</dc:creator>
    <meta:editing-duration>PT9H4M33S</meta:editing-duration>
    <meta:editing-cycles>10</meta:editing-cycles>
    <meta:generator>LibreOffice/3.3$Linux LibreOffice_project/330m19$Build-401</meta:generator>
    <meta:document-statistic meta:table-count="0" meta:image-count="0" meta:object-count="0" meta:page-count="3" meta:paragraph-count="47" meta:word-count="849" meta:character-count="5623"/>
  </office:meta>
</office:document-meta>
</file>